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0100000001D243369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5pt solid #000000" fo:border-right="none" fo:border-top="0.5pt solid #000000" fo:border-bottom="none"/>
    </style:style>
    <style:style style:name="Table1.B1" style:family="table-cell">
      <style:table-cell-properties fo:padding="0.97mm" fo:border-left="0.5pt solid #000000" fo:border-right="0.5pt solid #000000" fo:border-top="0.5pt solid #000000" fo:border-bottom="none"/>
    </style:style>
    <style:style style:name="Table1.2" style:family="table-row">
      <style:table-row-properties style:min-row-height="18.19mm"/>
    </style:style>
    <style:style style:name="Table1.A2" style:family="table-cell">
      <style:table-cell-properties fo:padding="0.97mm" fo:border-left="0.5pt solid #000000" fo:border-right="none" fo:border-top="none" fo:border-bottom="0.5pt solid #000000"/>
    </style:style>
    <style:style style:name="Table1.B2" style:family="table-cell">
      <style:table-cell-properties fo:padding="0.97mm" fo:border-left="0.5pt solid #000000" fo:border-right="0.5pt solid #000000" fo:border-top="none" fo:border-bottom="0.5pt solid #000000"/>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left="none" fo:border-right="0.5pt solid #000000" fo:border-top="0.5pt solid #000000" fo:border-bottom="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none" fo:border-right="0.5pt solid #000000" fo:border-top="none" fo:border-bottom="0.5pt solid #000000"/>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left="0.5pt solid #000000" fo:border-right="none" fo:border-top="0.5pt solid #000000" fo:border-bottom="0.5pt solid #000000"/>
    </style:style>
    <style:style style:name="Table3.B1" style:family="table-cell">
      <style:table-cell-properties fo:padding="0.97mm" fo:border="0.5pt solid #000000"/>
    </style:style>
    <style:style style:name="Table4" style:family="table">
      <style:table-properties style:width="170mm" table:align="margins"/>
    </style:style>
    <style:style style:name="Table4.A" style:family="table-column">
      <style:table-column-properties style:column-width="85mm" style:rel-column-width="32767*"/>
    </style:style>
    <style:style style:name="Table4.B" style:family="table-column">
      <style:table-column-properties style:column-width="85mm" style:rel-column-width="32768*"/>
    </style:style>
    <style:style style:name="Table4.A1" style:family="table-cell">
      <style:table-cell-properties fo:padding="0.97mm" fo:border-left="0.5pt solid #000000" fo:border-right="none" fo:border-top="0.5pt solid #000000" fo:border-bottom="0.5pt solid #000000"/>
    </style:style>
    <style:style style:name="Table4.B1" style:family="table-cell">
      <style:table-cell-properties fo:padding="0.97mm" fo:border="0.5pt solid #000000"/>
    </style:style>
    <style:style style:name="Table4.A2" style:family="table-cell">
      <style:table-cell-properties fo:padding="0.97mm" fo:border-left="0.5pt solid #000000" fo:border-right="none" fo:border-top="none" fo:border-bottom="0.5pt solid #000000"/>
    </style:style>
    <style:style style:name="Table4.B2" style:family="table-cell">
      <style:table-cell-properties fo:padding="0.97mm" fo:border-left="0.5pt solid #000000" fo:border-right="0.5pt solid #000000" fo:border-top="none" fo:border-bottom="0.5pt solid #000000"/>
    </style:style>
    <style:style style:name="Table5" style:family="table">
      <style:table-properties style:width="170mm" table:align="margins"/>
    </style:style>
    <style:style style:name="Table5.A" style:family="table-column">
      <style:table-column-properties style:column-width="170mm" style:rel-column-width="65535*"/>
    </style:style>
    <style:style style:name="Table5.1" style:family="table-row">
      <style:table-row-properties style:min-row-height="6.01mm"/>
    </style:style>
    <style:style style:name="Table5.A1" style:family="table-cell">
      <style:table-cell-properties style:writing-mode="page"/>
    </style:style>
    <style:style style:name="Table6" style:family="table">
      <style:table-properties style:width="157.43mm" fo:margin-left="12.81mm" table:align="left"/>
    </style:style>
    <style:style style:name="Table6.A" style:family="table-column">
      <style:table-column-properties style:column-width="157.43mm"/>
    </style:style>
    <style:style style:name="Table6.A1" style:family="table-cell">
      <style:table-cell-properties fo:padding="0.97mm" fo:border="0.5pt solid #000000"/>
    </style:style>
    <style:style style:name="Table7" style:family="table">
      <style:table-properties style:width="170mm" table:align="margins"/>
    </style:style>
    <style:style style:name="Table7.A" style:family="table-column">
      <style:table-column-properties style:column-width="85mm" style:rel-column-width="32767*"/>
    </style:style>
    <style:style style:name="Table7.B" style:family="table-column">
      <style:table-column-properties style:column-width="85mm" style:rel-column-width="32768*"/>
    </style:style>
    <style:style style:name="Table7.A1" style:family="table-cell">
      <style:table-cell-properties fo:padding="0.97mm" fo:border-left="0.5pt solid #000000" fo:border-right="none" fo:border-top="0.5pt solid #000000" fo:border-bottom="0.5pt solid #000000"/>
    </style:style>
    <style:style style:name="Table7.B1" style:family="table-cell">
      <style:table-cell-properties fo:padding="0.97mm" fo:border="0.5pt solid #000000"/>
    </style:style>
    <style:style style:name="Table7.A2" style:family="table-cell">
      <style:table-cell-properties fo:padding="0.97mm" fo:border-left="0.5pt solid #000000" fo:border-right="none" fo:border-top="none" fo:border-bottom="0.5pt solid #000000"/>
    </style:style>
    <style:style style:name="Table7.B2" style:family="table-cell">
      <style:table-cell-properties fo:padding="0.97mm" fo:border-left="0.5pt solid #000000" fo:border-right="0.5pt solid #000000" fo:border-top="none" fo:border-bottom="0.5pt solid #000000"/>
    </style:style>
    <style:style style:name="Table8" style:family="table">
      <style:table-properties style:width="149.6mm" table:align="right" fo:background-color="transparent">
        <style:background-image/>
      </style:table-properties>
    </style:style>
    <style:style style:name="Table8.A" style:family="table-column">
      <style:table-column-properties style:column-width="149.6mm"/>
    </style:style>
    <style:style style:name="Table8.1" style:family="table-row">
      <style:table-row-properties fo:background-color="transparent">
        <style:background-image/>
      </style:table-row-properties>
    </style:style>
    <style:style style:name="Table8.A1" style:family="table-cell">
      <style:table-cell-properties fo:background-color="#eeeeee" fo:padding="0.97mm" fo:border="0.5pt solid #000000" style:writing-mode="page">
        <style:background-image/>
      </style:table-cell-properties>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master-page-name="">
      <style:paragraph-properties fo:margin-left="13mm" fo:margin-right="0mm" fo:margin-top="0mm" fo:margin-bottom="2.47mm" style:contextual-spacing="false" fo:line-height="115%" fo:text-indent="-3mm" style:auto-text-indent="false" style:page-number="auto"/>
    </style:style>
    <style:style style:name="P5" style:family="paragraph" style:parent-style-name="Frame_20_contents">
      <style:text-properties fo:font-size="6pt"/>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top" style:vertical-rel="paragraph"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49mm" fo:border="0.06pt solid #000000" style:mirror="none" fo:clip="rect(0mm, 0mm, 0mm, 0mm)" draw:luminance="0%" draw:contrast="0%" draw:red="0%" draw:green="0%" draw:blue="0%" draw:gamma="100%" draw:color-inversion="false" draw:image-opacity="100%" draw:color-mode="standard" draw:wrap-influence-on-position="once-concurrent" loext:allow-overlap="true"/>
    </style:style>
    <style:style style:name="fr10" style:family="graphic" style:parent-style-name="Frame">
      <style:graphic-properties fo:margin-left="1.99mm" fo:margin-right="1.99mm" fo:margin-top="1.99mm" fo:margin-bottom="1.99mm" style:wrap="dynamic" style:number-wrapped-paragraphs="no-limit" style:vertical-pos="from-top" style:vertical-rel="paragraph" style:horizontal-pos="from-left" style:horizontal-rel="paragraph" fo:padding="0mm" fo:border="none"/>
    </style:style>
    <style:style style:name="fr1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1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ading</text:h>
      <text:h text:style-name="Heading_20_2" text:outline-level="2">Headin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char" svg:width="83.06mm" svg:height="110.74mm" draw:z-index="2"><draw:image xlink:href="Pictures/100000000000000100000001D243369F.png" xlink:type="simple" xlink:show="embed" xlink:actuate="onLoad" draw:mime-type="image/png"/></draw:frame></text:p>
          </table:table-cell>
          <table:table-cell table:style-name="Table1.B1" office:value-type="string">
            <text:p text:style-name="Table_20_Contents"><draw:frame draw:style-name="fr2" draw:name="Image2" text:anchor-type="char" svg:width="83.06mm" svg:height="110.74mm" draw:z-index="10"><draw:image xlink:href="Pictures/100000000000000100000001D243369F.png" xlink:type="simple" xlink:show="embed" xlink:actuate="onLoad" draw:mime-type="image/png"/></draw:frame></text:p>
          </table:table-cell>
        </table:table-row>
        <text:soft-page-break/>
        <table:table-row table:style-name="Table1.2">
          <table:table-cell table:style-name="Table1.A2" office:value-type="string" table:protected="true">
            <text:p text:style-name="Table_20_Contents"><draw:frame draw:style-name="fr3" draw:name="Image3" text:anchor-type="char" svg:y="1.83mm" svg:width="74.15mm" svg:height="49mm" draw:z-index="11"><draw:image xlink:href="Pictures/100000000000000100000001D243369F.png" xlink:type="simple" xlink:show="embed" xlink:actuate="onLoad" draw:mime-type="image/png"/></draw:frame>Foo</text:p>
          </table:table-cell>
          <table:table-cell table:style-name="Table1.B2" office:value-type="string" table:protected="true">
            <text:p text:style-name="Figure"><draw:frame draw:style-name="fr4" draw:name="Image4" text:anchor-type="paragraph" svg:y="0.34mm" svg:width="41.54mm" style:rel-width="50%" svg:height="64.73mm" style:rel-height="scale" draw:z-index="0"><draw:image xlink:href="Pictures/100000000000000100000001D243369F.png" xlink:type="simple" xlink:show="embed" xlink:actuate="onLoad" draw:mime-type="image/png"/></draw:frame>Bar</text:p>
          </table:table-cell>
        </table:table-row>
      </table:table>
      <text:h text:style-name="Heading_20_3" text:outline-level="3">Heading</text:h>
      <text:p text:style-name="Text_20_body">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nisl sed orci mattis iaculis.</text:p>
      <text:p text:style-name="Text_20_body"/>
      <text:h text:style-name="Heading_20_2" text:outline-level="2">Heading</text:h>
      <text:p text:style-name="Text_20_body">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able:table table:name="Table2" table:style-name="Table2">
        <table:table-column table:style-name="Table2.A"/>
        <table:table-column table:style-name="Table2.B"/>
        <text:soft-page-break/>
        <table:table-row>
          <table:table-cell table:style-name="Table2.A1" office:value-type="string" table:protected="true">
            <text:p text:style-name="Table_20_Contents"><draw:frame draw:style-name="fr5" draw:name="Image5" text:anchor-type="char" svg:x="1.22mm" svg:y="0mm" svg:width="73.29mm" svg:height="97.7mm" draw:z-index="9"><draw:image xlink:href="Pictures/100000000000000100000001D243369F.png" xlink:type="simple" xlink:show="embed" xlink:actuate="onLoad" draw:mime-type="image/png"/></draw:frame>Foo</text:p>
          </table:table-cell>
          <table:table-cell table:style-name="Table2.B1" office:value-type="string" table:protected="true">
            <text:p text:style-name="Table_20_Contents"><draw:frame draw:style-name="fr6" draw:name="Image6" text:anchor-type="paragraph" svg:x="3.12mm" svg:y="4.02mm" svg:width="75.21mm" svg:height="87.14mm" draw:z-index="5"><draw:image xlink:href="Pictures/100000000000000100000001D243369F.png" xlink:type="simple" xlink:show="embed" xlink:actuate="onLoad" draw:mime-type="image/png"/></draw:frame>Aliquam velit massa, laoreet vel leo nec, volutpat facilisis eros. Donec consequat arcu ut diam tempor luctus.</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ext_20_body"/>
      <text:h text:style-name="Heading_20_2" text:outline-level="2">Heading</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
      <text:h text:style-name="Heading_20_2" text:outline-level="2">Heading</text:h>
      <text:p text:style-name="Text_20_body"/>
      <table:table table:name="Table4" table:style-name="Table4">
        <table:table-column table:style-name="Table4.A"/>
        <table:table-column table:style-name="Table4.B"/>
        <table:table-row>
          <table:table-cell table:style-name="Table4.A1" office:value-type="string" table:protected="true">
            <text:p text:style-name="Table_20_Contents"><draw:frame draw:style-name="fr6" draw:name="Image7" text:anchor-type="paragraph" svg:x="5.7mm" svg:y="4.02mm" svg:width="50.57mm" svg:height="67.42mm" draw:z-index="4"><draw:image xlink:href="Pictures/100000000000000100000001D243369F.png" xlink:type="simple" xlink:show="embed" xlink:actuate="onLoad" draw:mime-type="image/png"/></draw:frame></text:p>
          </table:table-cell>
          <table:table-cell table:style-name="Table4.B1" office:value-type="string" table:protected="true">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Heading_20_1" text:outline-level="1"><text:soft-page-break/>Heading</text:h>
      <text:p text:style-name="Text_20_body">Foo</text:p>
      <text:list text:style-name="L1">
        <text:list-item>
          <text:p text:style-name="P1">Bar</text:p>
        </text:list-item>
        <text:list-item>
          <text:p text:style-name="P1">Baz</text:p>
        </text:list-item>
      </text:list>
      <table:table table:name="Table5" table:style-name="Table5">
        <table:table-column table:style-name="Table5.A"/>
        <table:table-row table:style-name="Table5.1">
          <table:table-cell table:style-name="Table5.A1" office:value-type="string" table:protected="true">
            <text:p text:style-name="Table_20_Contents"><draw:frame draw:style-name="fr3" draw:name="Image8" text:anchor-type="char" svg:y="2.42mm" svg:width="60.55mm" svg:height="80.72mm" draw:z-index="6"><draw:image xlink:href="Pictures/100000000000000100000001D243369F.png" xlink:type="simple" xlink:show="embed" xlink:actuate="onLoad" draw:mime-type="image/png"/></draw:frame></text:p>
          </table:table-cell>
        </table:table-row>
      </table:table>
      <text:p text:style-name="Standard"/>
      <text:p text:style-name="Text_20_body">Foo</text:p>
      <text:list text:style-name="L2">
        <text:list-item>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text:p>
        </text:list-item>
      </text:list>
      <table:table table:name="Table6" table:style-name="Table6">
        <table:table-column table:style-name="Table6.A"/>
        <table:table-row>
          <table:table-cell table:style-name="Table6.A1" office:value-type="string" table:protected="true">
            <text:p text:style-name="Table_20_Contents"><draw:frame draw:style-name="fr7" draw:name="Image9" text:anchor-type="char" svg:width="52.39mm" svg:height="58.58mm" draw:z-index="15"><draw:image xlink:href="Pictures/100000000000000100000001D243369F.png" xlink:type="simple" xlink:show="embed" xlink:actuate="onLoad" draw:mime-type="image/png"/></draw:frame></text:p>
          </table:table-cell>
        </table:table-row>
      </table:table>
      <text:p text:style-name="Text_20_body"/>
      <text:list text:continue-numbering="true" text:style-name="L2">
        <text:list-item>
          <text:p text:style-name="P2">Integer sodales tincidunt tristique. Sed a metus posuere, adipiscing nunc et, viverra odio. Donec auctor molestie sem, sit amet tristique lectus hendrerit sed. Cras sodales nisl sed orci mattis iaculis</text:p>
        </text:list-item>
      </text:list>
      <table:table table:name="Table7" table:style-name="Table7">
        <table:table-column table:style-name="Table7.A"/>
        <table:table-column table:style-name="Table7.B"/>
        <text:soft-page-break/>
        <table:table-row>
          <table:table-cell table:style-name="Table7.A1" office:value-type="string" table:protected="true">
            <text:p text:style-name="Table_20_Contents"><draw:frame draw:style-name="fr2" draw:name="Image10" text:anchor-type="char" svg:width="77.91mm" svg:height="72.67mm" draw:z-index="7"><draw:image xlink:href="Pictures/100000000000000100000001D243369F.png" xlink:type="simple" xlink:show="embed" xlink:actuate="onLoad" draw:mime-type="image/png"/></draw:frame>Aliquam velit massa, laoreet vel leo nec, volutpat facilisis</text:p>
          </table:table-cell>
          <table:table-cell table:style-name="Table7.B1" office:value-type="string" table:protected="true">
            <text:p text:style-name="Table_20_Contents"><draw:frame draw:style-name="fr2" draw:name="Image11" text:anchor-type="char" svg:width="77.38mm" svg:height="73.47mm" draw:z-index="8"><draw:image xlink:href="Pictures/100000000000000100000001D243369F.png" xlink:type="simple" xlink:show="embed" xlink:actuate="onLoad" draw:mime-type="image/png"/></draw:frame>Aliquam velit massa, laoreet vel leo nec, volutpat facilisis</text:p>
          </table:table-cell>
        </table:table-row>
        <table:table-row>
          <table:table-cell table:style-name="Table7.A2" table:number-rows-spanned="2" office:value-type="string" table:protected="true">
            <text:p text:style-name="Table_20_Contents"><draw:frame draw:style-name="fr8" draw:name="Image12" text:anchor-type="paragraph" svg:x="0.34mm" svg:y="0.12mm" svg:width="78.85mm" svg:height="133.74mm" draw:z-index="3"><draw:image xlink:href="Pictures/100000000000000100000001D243369F.png" xlink:type="simple" xlink:show="embed" xlink:actuate="onLoad" draw:mime-type="image/png"/></draw:frame></text:p>
            <text:p text:style-name="Table_20_Contents">Foo</text:p>
            <text:p text:style-name="Table_20_Contents">bar</text:p>
          </table:table-cell>
          <table:table-cell table:style-name="Table7.B2" office:value-type="string" table:protected="true">
            <text:p text:style-name="Table_20_Contents"><draw:frame draw:style-name="fr2" draw:name="Image13" text:anchor-type="char" svg:width="70.75mm" svg:height="77.84mm" draw:z-index="1"><draw:image xlink:href="Pictures/100000000000000100000001D243369F.png" xlink:type="simple" xlink:show="embed" xlink:actuate="onLoad" draw:mime-type="image/png"/></draw:frame>Donec consequat arcu ut diam tempor luctus. Cum sociis natoque penatibus et magnis dis parturient montes</text:p>
          </table:table-cell>
        </table:table-row>
        <table:table-row>
          <table:covered-table-cell table:style-name="Table7.A2"/>
          <table:table-cell table:style-name="Table7.B2" office:value-type="string" table:protected="true">
            <text:p text:style-name="Table_20_Contents"><draw:frame draw:style-name="fr9" draw:name="Image14" text:anchor-type="paragraph" svg:width="57.64mm" svg:height="42.77mm" draw:z-index="12"><draw:image xlink:href="Pictures/100000000000000100000001D243369F.png" xlink:type="simple" xlink:show="embed" xlink:actuate="onLoad" draw:mime-type="image/png"/></draw:frame>Foo</text:p>
          </table:table-cell>
        </table:table-row>
      </table:table>
      <text:p text:style-name="Text_20_body"/>
      <text:h text:style-name="Heading_20_1" text:outline-level="1"><text:soft-page-break/>Heading</text:h>
      <text:h text:style-name="Heading_20_2" text:outline-level="2">Heading</text:h>
      <text:list text:style-name="L3">
        <text:list-item>
          <text:p text:style-name="P3">Lorem.</text:p>
        </text:list-item>
        <text:list-item>
          <text:p text:style-name="P3">Vestibulum ante ipsum primis in faucibus orci luctus et ultrices posuere cubilia Curae; Nam luctus tempus nibh, fringilla dictum augue consectetur eget. Curabitur at ante sit amet tortor pharetra molestie eu nec ante. Mauris tincidunt <draw:frame draw:style-name="fr10" draw:name="Frame1" text:anchor-type="char" svg:x="7.04mm" svg:y="17.2mm" svg:width="60.25mm" draw:z-index="13"><draw:text-box fo:min-height="111.09mm"><text:p text:style-name="Drawing"><draw:frame draw:style-name="fr11" draw:name="Image15" text:anchor-type="char" svg:width="52.93mm" svg:height="114.69mm" draw:z-index="14"><draw:image xlink:href="Pictures/100000000000000100000001D243369F.png" xlink:type="simple" xlink:show="embed" xlink:actuate="onLoad" draw:mime-type="image/png"/></draw:frame>Pic</text:p></draw:text-box></draw:frame>nibh eu sollicitudin molestie</text:p>
        </text:list-item>
        <text:list-item>
          <text:p text:style-name="P3">Lorem ipsum dolor sit amet, consectetur adipiscing elit. Vestibulum consequat mi quis pretium semper. Proin luctus orci ac neque venenatis, quis commodo dolor posuere. Curabitur dignissim sapien quis cursus egestas. Donec blandit auctor arcu, nec pellentesque.</text:p>
        </text:list-item>
        <text:list-item>
          <text:p text:style-name="P3">Fusce placerat mauris enim, nec rutrum purus semper vel.</text:p>
        </text:list-item>
        <text:list-item>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text:p>
        </text:list-item>
        <text:list-item>
          <text:p text:style-name="P3">Donec commodo enim a vehicula.</text:p>
        </text:list-item>
        <text:list-item>
          <text:p text:style-name="P3">Aliquam velit massa, laoreet vel leo nec, volutpat facilisis eros. Donec consequat arcu ut diam tempor luctus.</text:p>
        </text:list-item>
        <text:list-item>
          <text:p text:style-name="P3">Cum sociis natoque penatibus et magnis dis parturient montes, nascetur ridiculus mus. Praesent vitae lacus vel leo sodales pharetra a a nibh. Vestibulum ante ipsum <draw:frame draw:style-name="fr12" draw:name="Image16" text:anchor-type="char" svg:x="3.44mm" svg:y="17.06mm" svg:width="43.13mm" svg:height="39.18mm" draw:z-index="16"><draw:image xlink:href="Pictures/100000000000000100000001D243369F.png" xlink:type="simple" xlink:show="embed" xlink:actuate="onLoad" draw:mime-type="image/png"/></draw:frame>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text:p>
        </text:list-item>
        <text:list-item>
          <text:p text:style-name="P3">Lorem ipsum dolor sit amet, consectetur adipiscing elit. Vestibulum consequat mi quis pretium semper. Proin luctus orci ac neque venenatis, quis commodo dolor posuere. Curabitur dignissim sapien quis cursus egestas.</text:p>
        </text:list-item>
        <text:list-item>
          <text:p text:style-name="P3"><text:soft-page-break/>Donec blandit auctor arcu, nec pellentesque eros molestie eget. In consectetur aliquam hendrerit. Sed cursus mauris vitae ligula pellentesque, non pellentesque urna aliquet. Fusce placerat mauris enim, nec rutrum purus semper vel.</text:p>
          <text:list>
            <text:list-item>
              <text:p text:style-name="P4">Praesent tincidunt neque eu pellentesque pharetra. Fusce pellentesque est orci. Integer sodales tincidunt tristique. Sed a metus posuere, adipiscing nunc et, viverra odio. Donec auctor molestie sem, sit amet tristique lectus hendrerit sed. Cras sodales nisl sed orci mattis iaculis.</text:p>
            </text:list-item>
          </text:list>
        </text:list-item>
      </text:list>
      <table:table table:name="Table8" table:style-name="Table8" table:template-name="Default Style">
        <table:table-column table:style-name="Table8.A"/>
        <table:table-row table:style-name="Table8.1">
          <table:table-cell table:style-name="Table8.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la" fo:country="V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mm" style:writing-mode="page"/>
      <style:text-properties style:use-window-font-color="true" loext:opacity="0%" style:font-name="Liberation Serif" fo:font-size="12pt" fo:language="la" fo:country="V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2.47mm" fo:margin-bottom="2.12m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mm" fo:text-indent="-6.35mm" fo:margin-left="12.7m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mm" fo:text-indent="-6.35mm" fo:margin-left="19.05m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mm" fo:text-indent="-6.35mm" fo:margin-left="25.4m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mm" fo:text-indent="-6.35mm" fo:margin-left="31.75m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mm" fo:text-indent="-6.35mm" fo:margin-left="38.1m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mm" fo:text-indent="-6.35mm" fo:margin-left="44.45m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mm" fo:text-indent="-6.35mm" fo:margin-left="50.8m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mm" fo:text-indent="-6.35mm" fo:margin-left="57.15m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mm" fo:text-indent="-6.35mm" fo:margin-left="63.5m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mm" fo:text-indent="-6.35mm" fo:margin-left="69.85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Dev/26.8.0.0.alpha0$Windows_X86_64 LibreOffice_project/31ed14cdc3880d3cd04fe70724ec62c286eca715</meta:generator>
    <dc:date>2025-12-10T20:14:05.165804800</dc:date>
    <meta:editing-duration>PT2M23S</meta:editing-duration>
    <meta:editing-cycles>1</meta:editing-cycles>
    <meta:document-statistic meta:table-count="8" meta:image-count="16" meta:object-count="0" meta:page-count="7" meta:paragraph-count="39" meta:word-count="688" meta:character-count="4649" meta:non-whitespace-character-count="4013"/>
  </office:meta>
</office:document-meta>
</file>